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rad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ozon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.1" calcext:value-type="float">
            <text:p>20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Denim</text:p>
          </table:table-cell>
          <table:table-cell office:value-type="string" calcext:value-type="string">
            <text:p>Abrasio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218" calcext:value-type="float">
            <text:p>3.221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547" calcext:value-type="float">
            <text:p>3.354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334" calcext:value-type="float">
            <text:p>3.133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289" calcext:value-type="float">
            <text:p>2.628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816" calcext:value-type="float">
            <text:p>3.881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07:18:43.231074032</meta:creation-date>
    <dc:date>2024-02-08T12:04:28.722129904</dc:date>
    <meta:editing-duration>PT4H5M24S</meta:editing-duration>
    <meta:editing-cycles>3</meta:editing-cycles>
    <meta:generator>LibreOffice/7.3.7.2$Linux_X86_64 LibreOffice_project/30$Build-2</meta:generator>
    <meta:document-statistic meta:table-count="1" meta:cell-count="62" meta:object-count="0"/>
  </office:meta>
</office:document-meta>
</file>